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pes of Actors:</text:p>
      <text:list xml:id="list32576487" text:style-name="L1">
        <text:list-item>
          <text:p text:style-name="P1">Player: The player. Duh.</text:p>
        </text:list-item>
        <text:list-item>
          <text:p text:style-name="P1">The robot: Either autonimous, or RC'd by the player</text:p>
        </text:list-item>
        <text:list-item>
          <text:p text:style-name="P1">Pushable flame turret</text:p>
        </text:list-item>
        <text:list-item>
          <text:p text:style-name="P1">Fixed flame turret</text:p>
        </text:list-item>
        <text:list-item>
          <text:p text:style-name="P1">Diagnostic Console</text:p>
        </text:list-item>
        <text:list-item>
          <text:p text:style-name="P1">Bridge Console</text:p>
        </text:list-item>
        <text:list-item>
          <text:p text:style-name="P1">Master Control Console</text:p>
        </text:list-item>
        <text:list-item>
          <text:p text:style-name="P1">Joystick Console</text:p>
        </text:list-item>
        <text:list-item>
          <text:p text:style-name="P1">Tram entrance</text:p>
        </text:list-item>
        <text:list-item>
          <text:p text:style-name="P1">Explosive barrel</text:p>
        </text:list-item>
        <text:list-item>
          <text:p text:style-name="P1">Flame particle</text:p>
        </text:list-item>
      </text:list>
      <text:p text:style-name="Standard"/>
      <text:h text:style-name="Heading_20_1" text:outline-level="1">TODO</text:h>
      <text:list xml:id="list32586617" text:style-name="L2">
        <text:list-item>
          <text:p text:style-name="P3">Implement both robot parts (6:30)</text:p>
        </text:list-item>
        <text:list-item>
          <text:p text:style-name="P3">Add in all the parts for the RC robot (6:30)</text:p>
        </text:list-item>
        <text:list-item>
          <text:p text:style-name="P3">Implement non-RC robot (6:58)</text:p>
        </text:list-item>
        <text:list-item>
          <text:p text:style-name="P3">Add in all the rest of the basic terrain (no frills, yet) (7:44)</text:p>
        </text:list-item>
        <text:list-item>
          <text:p text:style-name="P3">Create the other flame nozzle (8:13)</text:p>
        </text:list-item>
        <text:list-item>
          <text:p text:style-name="P3">Create exploding barrels (8:42)</text:p>
        </text:list-item>
        <text:list-item>
          <text:p text:style-name="P3">Implement the bridges (10:30)</text:p>
        </text:list-item>
        <text:list-item>
          <text:p text:style-name="P3">Implement the RC robot (10:54)</text:p>
        </text:list-item>
        <text:list-item>
          <text:p text:style-name="P3">Implement the switch that activates the tram</text:p>
        </text:list-item>
        <text:list-item>
          <text:p text:style-name="P3">Implement the tram</text:p>
        </text:list-item>
        <text:list-item>
          <text:p text:style-name="P3">Add in the map at the beginning</text:p>
        </text:list-item>
        <text:list-item>
          <text:p text:style-name="P3">Add in the flavor text that will hopefully let the player know how to do all this</text:p>
        </text:list-item>
        <text:list-item>
          <text:p text:style-name="P3">Create the more detailed tiles</text:p>
        </text:list-item>
        <text:list-item>
          <text:p text:style-name="P3">Add in message log (11:42)</text:p>
        </text:list-item>
        <text:list-item>
          <text:p text:style-name="P3">Make part edges work correctly (3:05 AM)</text:p>
        </text:list-item>
        <text:list-item>
          <text:p text:style-name="P3">Allow for player death (3:12 AM)</text:p>
        </text:list-item>
        <text:list-item>
          <text:p text:style-name="P3">Create the final player walk loop (3:35)</text:p>
        </text:list-item>
        <text:list-item>
          <text:p text:style-name="P3">Create all the frills (lab stuff, footprints, etc)</text:p>
        </text:list-item>
        <text:list-item>
          <text:p text:style-name="P3">Add in sounds</text:p>
        </text:list-item>
        <text:list-item>
          <text:p text:style-name="P3">Create help screen</text:p>
        </text:list-item>
        <text:list-item>
          <text:p text:style-name="P3">Create beginning fade in</text:p>
        </text:list-item>
        <text:list-item>
          <text:p text:style-name="P3">Create title screen (3:20)</text:p>
        </text:list-item>
      </text:list>
      <text:p text:style-name="Text_20_body"/>
      <text:list xml:id="list33620859" text:continue-numbering="true" text:style-name="L2">
        <text:list-item>
          <text:p text:style-name="P3">Multiple screen sizes</text:p>
        </text:list-item>
        <text:list-item>
          <text:p text:style-name="P3"><text:soft-page-break/>Fullscreen mode</text:p>
        </text:list-item>
        <text:list-item>
          <text:p text:style-name="P3">Optimize</text:p>
        </text:list-item>
        <text:list-item>
          <text:p text:style-name="P3">Android version</text:p>
        </text:list-item>
        <text:list-item>
          <text:p text:style-name="P2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8M32S</meta:editing-duration>
    <meta:editing-cycles>34</meta:editing-cycles>
    <meta:generator>LibreOffice/3.4$Win32 LibreOffice_project/340m1$Build-12</meta:generator>
    <dc:date>2011-12-18T13:49:50.30</dc:date>
    <dc:creator>Eric Brown</dc:creator>
    <meta:document-statistic meta:table-count="0" meta:image-count="0" meta:object-count="0" meta:page-count="2" meta:paragraph-count="0" meta:word-count="220" meta:character-count="1112" meta:non-whitespace-character-count="968"/>
    <meta:user-defined meta:name="Info 1"/>
    <meta:user-defined meta:name="Info 2"/>
    <meta:user-defined meta:name="Info 3"/>
    <meta:user-defined meta:name="Info 4"/>
  </office:meta>
</office:document-meta>
</file>